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AB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B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FD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A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J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K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LV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M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AV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AAXD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AX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AZ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E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G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I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N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O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P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R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V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W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X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B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G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H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J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S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ACOU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ACPO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AC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D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AFF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AFG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H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I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O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P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R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W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Y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Z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E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H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H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CK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EV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E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MGY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AML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MM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MQL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Z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NA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AN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AO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EH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EW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F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G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AIS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B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N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AOZ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AP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S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TZ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U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Y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AR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BER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BBF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H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K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BKY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BNU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N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BQ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S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BBU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BW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BX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Y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ZQ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ZX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BCDB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BCFJ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BCGJ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BC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AR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BFCS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BFD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I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M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O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T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X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Y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Z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A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A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I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A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BV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NHI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BNLF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NN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NOQ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VB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NXG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YC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A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CABL</text:p>
          </table:table-cell>
          <table:table-cell office:value-type="string" calcext:value-type="string">
            <text:p>OAI_112</text:p>
          </table:table-cell>
          <table:table-cell/>
        </table:table-row>
        <table:table-row table:style-name="ro1">
          <table:table-cell office:value-type="string" calcext:value-type="string">
            <text:p>CACL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CT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CW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D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O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CAFH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HN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JX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CAK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AK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K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N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Q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R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ARY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AW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W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XV</text:p>
          </table:table-cell>
          <table:table-cell office:value-type="string" calcext:value-type="string">
            <text:p>NOR4</text:p>
          </table:table-cell>
          <table:table-cell/>
        </table:table-row>
        <table:table-row table:style-name="ro1">
          <table:table-cell office:value-type="string" calcext:value-type="string">
            <text:p>CAXW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Z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ZD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BA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CBB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E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M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BI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B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DM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CFE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CF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G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H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K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M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S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T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T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V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Z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GA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CG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C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E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E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K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MO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TB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MV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MV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MYW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NB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ND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F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L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M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NK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NN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NRJ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NR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NS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NT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NU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DO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DADP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DADQ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E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J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J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KP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PF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T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TZ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V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D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E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E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F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F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H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IS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JW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I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VA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WG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BZJ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CB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CD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C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FQ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DCI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AA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AF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BW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DFF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I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I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M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T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U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X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X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Y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Z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A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B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D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E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G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L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G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M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ME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MH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MO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MP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MQ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MR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MR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DMS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MT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NAA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DNA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NAW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B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B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B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C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NCN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C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D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C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EJ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H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LH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Q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V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NE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OI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EAPY</text:p>
          </table:table-cell>
          <table:table-cell office:value-type="string" calcext:value-type="string">
            <text:p>NOR8</text:p>
          </table:table-cell>
          <table:table-cell/>
        </table:table-row>
        <table:table-row table:style-name="ro1">
          <table:table-cell office:value-type="string" calcext:value-type="string">
            <text:p>EAR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S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V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AXC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B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CS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EBM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M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O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Q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EBRW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EBS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V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X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E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LE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CM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Q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E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FE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FE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FG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EFHT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EF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N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O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T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U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V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W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Y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Y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D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E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G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EG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BH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EMC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E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EMG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HX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EMI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IZ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EMPN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EM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A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D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FX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H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I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JN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L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AM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AO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AS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T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UH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YT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Z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ZZ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AC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FBB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F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BII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BK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BM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NP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P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P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SD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S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FBTA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FBWK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F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CV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G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H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FFJ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K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L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FF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P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Q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Q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V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V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B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C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F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G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J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J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GK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C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H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K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U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W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N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J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AL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N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O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S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T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V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GAX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AY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GAZ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B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B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DX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BE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GBGK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GB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K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P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Q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TC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GBT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BTL</text:p>
          </table:table-cell>
          <table:table-cell office:value-type="string" calcext:value-type="string">
            <text:p>BUF</text:p>
          </table:table-cell>
          <table:table-cell/>
        </table:table-row>
        <table:table-row table:style-name="ro1">
          <table:table-cell office:value-type="string" calcext:value-type="string">
            <text:p>GBUI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GB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FA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FE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I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J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K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L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L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O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S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U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V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FW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W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A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C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D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F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H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J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K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M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N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O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R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W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Y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H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EX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I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N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MN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O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O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MS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T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U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MV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X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YD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B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B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B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C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I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I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K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O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P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Q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S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S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I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AB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C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E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GP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J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K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AMT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HAN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ANV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PY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QV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S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UU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HAXD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X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Z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CA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C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EP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F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G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G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P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BQ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Q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A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C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D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E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H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J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O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O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P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Q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S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T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W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FY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D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F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G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H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G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GL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GM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N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R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R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U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D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E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F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H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H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K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K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HO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T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X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F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HIEP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HI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G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O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P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P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A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C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D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D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MD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J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A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IAN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O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AO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Q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Q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Q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R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R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IAR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A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U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AY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A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E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G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HO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IBK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N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BNQ</text:p>
          </table:table-cell>
          <table:table-cell office:value-type="string" calcext:value-type="string">
            <text:p>DEMUX ?</text:p>
          </table:table-cell>
          <table:table-cell/>
        </table:table-row>
        <table:table-row table:style-name="ro1">
          <table:table-cell office:value-type="string" calcext:value-type="string">
            <text:p>IBP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BPR</text:p>
          </table:table-cell>
          <table:table-cell office:value-type="string" calcext:value-type="string">
            <text:p>NOT </text:p>
          </table:table-cell>
          <table:table-cell/>
        </table:table-row>
        <table:table-row table:style-name="ro1">
          <table:table-cell office:value-type="string" calcext:value-type="string">
            <text:p>IBP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BSM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IBTS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IBU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UD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W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I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C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C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E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I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M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M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Q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U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V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X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Y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Y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FZ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A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F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H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J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K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L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M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OJ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K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Q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S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U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V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DD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MD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HO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HU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IMLI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ML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A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AEZ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G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G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H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KD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JA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M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Q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U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W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X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JBC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JBD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D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G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BI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BI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NA</text:p>
          </table:table-cell>
          <table:table-cell office:value-type="string" calcext:value-type="string">
            <text:p>OAI112</text:p>
          </table:table-cell>
          <table:table-cell/>
        </table:table-row>
        <table:table-row table:style-name="ro1">
          <table:table-cell office:value-type="string" calcext:value-type="string">
            <text:p>JBN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P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Q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S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BS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JBTI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JB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C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C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G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HM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A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Q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S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C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G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M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O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R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SQ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V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Y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Y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AA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B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C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D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D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J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M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O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S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S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T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V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B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MB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B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C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G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G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MI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JMIK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M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I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J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K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KH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M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A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AD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E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F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H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AQE</text:p>
          </table:table-cell>
          <table:table-cell office:value-type="string" calcext:value-type="string">
            <text:p>OAI13</text:p>
          </table:table-cell>
          <table:table-cell/>
        </table:table-row>
        <table:table-row table:style-name="ro1">
          <table:table-cell office:value-type="string" calcext:value-type="string">
            <text:p>KARA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KAR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V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WL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X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K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L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BNZ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KBO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KBP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KBS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TC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KBT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U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KBV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KB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FB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FCL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FC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F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G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MZ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OX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Q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Y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ZV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F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GW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H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M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M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S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V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X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Z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Z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A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R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S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T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X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Y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Z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A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CH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B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B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MC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D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E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E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F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KMG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H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HW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L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NL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KMQ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R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S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U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V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MV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VR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G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K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R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S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TX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Y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Z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C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G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G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H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H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O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O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BO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Q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W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BXR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LB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I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CL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LCL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N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PE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CS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CSU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LCW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DA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D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DR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LFDU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FC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FN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HO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H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FIH</text:p>
          </table:table-cell>
          <table:table-cell office:value-type="string" calcext:value-type="string">
            <text:p>IAO22</text:p>
          </table:table-cell>
          <table:table-cell/>
        </table:table-row>
        <table:table-row table:style-name="ro1">
          <table:table-cell office:value-type="string" calcext:value-type="string">
            <text:p>LFI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FJB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J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FLW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M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NM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NW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QZ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RR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U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AV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M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FG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F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GT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P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SB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M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U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XB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GD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HX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K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LG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N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QK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T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XC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Z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O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A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B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G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G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G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H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J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M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O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AOJ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V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W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W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X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MBB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C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D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BEM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MBL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MBN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PY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BR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S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UP</text:p>
          </table:table-cell>
          <table:table-cell office:value-type="string" calcext:value-type="string">
            <text:p>AOI_22</text:p>
          </table:table-cell>
          <table:table-cell/>
        </table:table-row>
        <table:table-row table:style-name="ro1">
          <table:table-cell office:value-type="string" calcext:value-type="string">
            <text:p>MBX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Z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CBW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MCCZ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A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F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G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JI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MC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N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R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S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S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U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U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BP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C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D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FY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H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J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JX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J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N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Q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QM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Q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RL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S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T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GT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I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GZ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HCW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H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EA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EI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EK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E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G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G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M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OR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O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QP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T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V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VV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W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X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A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C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D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D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E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FC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I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K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BE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H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L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MK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PG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QC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S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VN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FB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H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NJ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NLE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N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NS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NRD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P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OEA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J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O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AEN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NAG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J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P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AP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AQ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UH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NBB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C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E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H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H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I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I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I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J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BJ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P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QA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R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S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U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W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W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NB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NBZ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ZE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NC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C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BB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NFBN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C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FC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J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K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OI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Q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RO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R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S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S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VQ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W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WE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X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FYA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NFY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GAK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B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GB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GZ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L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GN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N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Q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GQ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S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GV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Z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CN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H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H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J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P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R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S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T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UE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V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A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NMA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B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C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I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MI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NMJ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L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R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MS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NMT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A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AC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I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U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H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OAL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MJ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M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O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AR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AT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T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AUS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OAX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Y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E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H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I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BN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BNU</text:p>
          </table:table-cell>
          <table:table-cell office:value-type="string" calcext:value-type="string">
            <text:p>OAI_2222</text:p>
          </table:table-cell>
          <table:table-cell/>
        </table:table-row>
        <table:table-row table:style-name="ro1">
          <table:table-cell office:value-type="string" calcext:value-type="string">
            <text:p>OBR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WM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OBX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B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DM</text:p>
          </table:table-cell>
          <table:table-cell office:value-type="string" calcext:value-type="string">
            <text:p>AOI33</text:p>
          </table:table-cell>
          <table:table-cell/>
        </table:table-row>
        <table:table-row table:style-name="ro1">
          <table:table-cell office:value-type="string" calcext:value-type="string">
            <text:p>OCE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CH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KT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L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M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CO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Q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RQ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R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S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CTG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OCTS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V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WB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XI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E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DI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JG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KA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N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Q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QZ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SH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SN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VU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WA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WF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Y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DYN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D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EA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EAP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B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C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FL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FO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FW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G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G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GU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HW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J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K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MF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N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O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O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O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P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Q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U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X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Y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Z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FAD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J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FQ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U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FU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WO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FXA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Z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GBZ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G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ES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OKH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I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J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OKJ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MN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P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S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TR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TY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U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WN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CL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LC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DU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GV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H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KO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M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NC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O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R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SH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U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WI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W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XX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YP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LYU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ZN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ZR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MBB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MDK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MD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IG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MM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NC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MN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R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V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OM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B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D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G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IW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OJ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LO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ON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R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OR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OS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OX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Z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P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DW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E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E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M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S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WC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PAW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Z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A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HD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HO</text:p>
          </table:table-cell>
          <table:table-cell office:value-type="string" calcext:value-type="string">
            <text:p>NAND6</text:p>
          </table:table-cell>
          <table:table-cell/>
        </table:table-row>
        <table:table-row table:style-name="ro1">
          <table:table-cell office:value-type="string" calcext:value-type="string">
            <text:p>PBH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K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P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X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BB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PKBG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PKEJ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PKEM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PKF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PKIM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IX</text:p>
          </table:table-cell>
          <table:table-cell office:value-type="string" calcext:value-type="string">
            <text:p>NOR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JW</text:p>
          </table:table-cell>
          <table:table-cell office:value-type="string" calcext:value-type="string">
            <text:p>NAND5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KB</text:p>
          </table:table-cell>
          <table:table-cell office:value-type="string" calcext:value-type="string">
            <text:p>NOR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KW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LL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MB</text:p>
          </table:table-cell>
          <table:table-cell office:value-type="string" calcext:value-type="string">
            <text:p>NAND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MQ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OX</text:p>
          </table:table-cell>
          <table:table-cell office:value-type="string" calcext:value-type="string">
            <text:p>NAND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POH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K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OO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POP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OP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Q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R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POR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POS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OS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UL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POU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O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AA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BF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QAG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S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K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AMR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N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T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QAU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Z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B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BT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C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C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D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DE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QBH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JL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K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O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PR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R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S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V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Z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C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AG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QKAI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QKA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B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KC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QKEL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QKG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HU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QKL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QM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Q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B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H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OI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N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S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U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OX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Y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P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A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F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G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I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O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PE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R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R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S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WO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Z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A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B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C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F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K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M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P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R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RR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S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T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T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VA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L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RKM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RKM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MW</text:p>
          </table:table-cell>
          <table:table-cell office:value-type="string" calcext:value-type="string">
            <text:p>NOR8 ?</text:p>
          </table:table-cell>
          <table:table-cell/>
        </table:table-row>
        <table:table-row table:style-name="ro1">
          <table:table-cell office:value-type="string" calcext:value-type="string">
            <text:p>RKN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KNZ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RKOE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RKP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P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QY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RKR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UL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RK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B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ROB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D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ROE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H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ROHW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ROK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ROL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LZ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Output unused</text:p>
          </table:table-cell>
        </table:table-row>
        <table:table-row table:style-name="ro1">
          <table:table-cell office:value-type="string" calcext:value-type="string">
            <text:p>ROMA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ROM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RON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N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OO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S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C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H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IG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AL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M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O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O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AU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EK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F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SBH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BJ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BM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QS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R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CA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KC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KCS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SKD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KD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KH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SKJF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SKKP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SKK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KP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KQJ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D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OGE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SOG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OJ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OKC</text:p>
          </table:table-cell>
          <table:table-cell office:value-type="string" calcext:value-type="string">
            <text:p>DFFSR</text:p>
          </table:table-cell>
          <table:table-cell/>
        </table:table-row>
        <table:table-row table:style-name="ro1">
          <table:table-cell office:value-type="string" calcext:value-type="string">
            <text:p>SOL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O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OM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ON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O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OP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Q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OUV</text:p>
          </table:table-cell>
          <table:table-cell office:value-type="string" calcext:value-type="string">
            <text:p>AOI22 or OAI22</text:p>
          </table:table-cell>
          <table:table-cell/>
        </table:table-row>
        <table:table-row table:style-name="ro1">
          <table:table-cell office:value-type="string" calcext:value-type="string">
            <text:p>SOX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OYY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SOZ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AD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AK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M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N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Q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S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V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XO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M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BO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P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TBT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U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TBV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TB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A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KA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KAT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TKA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KBH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DG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TKF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FN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G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KH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KI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KI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KJG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K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A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OD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O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A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FT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AWA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M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P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F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T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F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GJ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M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N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P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B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B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KB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UK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H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H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LB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UKO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V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W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Y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ZF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ULBK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ULG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ULH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LH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UL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C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F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OF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G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K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N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T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OT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O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A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C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U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VAK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M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Q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S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S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A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W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X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Y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B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C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H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I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B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VKCI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VKD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D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E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H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I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VKJK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VKJX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V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A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WAJ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M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WAO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R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AT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AW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WAX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AY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ZZ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E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I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N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WB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R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U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X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CFG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J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LL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C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WKHB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WKH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H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H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J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WKK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M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O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WKSN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WKZC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W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A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XAB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C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F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G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I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J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N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AOP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AR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N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D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FC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BP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DB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GP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G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KIG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IN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B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C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E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A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YAO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A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P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R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R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U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V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W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W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B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K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N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O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O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AW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BC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YKC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D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F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H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M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M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NB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O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Q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YKQM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AT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ZAC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ZAE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G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I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I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K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L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P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P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Q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V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X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Y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B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E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K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M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ZB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BA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KBW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KD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KEK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ZK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YU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7:02:18.022043322</meta:creation-date>
    <dc:date>2023-09-18T11:12:55.775317890</dc:date>
    <meta:editing-duration>P5DT20H32M18S</meta:editing-duration>
    <meta:editing-cycles>118</meta:editing-cycles>
    <meta:generator>LibreOffice/7.3.7.2$Linux_X86_64 LibreOffice_project/30$Build-2</meta:generator>
    <meta:document-statistic meta:table-count="1" meta:cell-count="11694" meta:object-count="0"/>
  </office:meta>
</office:document-meta>
</file>